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222222" style:font-name="Roboto" fo:font-size="13pt" style:font-name-asian="Roboto1" style:font-size-asian="13pt" style:font-name-complex="Roboto1" style:font-size-complex="13pt" fo:background-color="#ffffff"/>
    </style:style>
    <style:style style:name="T2" style:family="text">
      <style:text-properties style:font-name="Roboto" fo:font-size="19pt" fo:font-weight="bold" style:font-name-asian="Roboto1" style:font-size-asian="19pt" style:font-weight-asian="bold" style:font-name-complex="Roboto1" style:font-size-complex="1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 is the most important thing in my life. It automatically improves my knowledge and skill. We spent 35-45% of your time on your work. </text:p>
      <text:p text:style-name="Standard"/>
      <text:p text:style-name="Standard">Apart from my work I like Two different and opposite things. First I spend my time with my family and friends. I am playing, interacting, and having fun with them. By interacting with people I learn good skills from them. Because I am a polite, honest and humorous person, people like to talk with me. <text:s/>I love to teach kids so that I can teach them in my free time at free of cost and <text:s/>boost their confidence. And by all of these qualities I am improving my leadership quality.</text:p>
      <text:p text:style-name="Standard"/>
      <text:p text:style-name="Standard">Second think, i like to spend my time with myself,and for that i wake up early morning and going for jogging by this i am trying to fit myself physically and mentally. <text:s/>As an innovative approach person I thought about new things and how to apply my knowledge in that way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222222" style:font-name="Roboto" fo:font-size="13pt" style:font-name-asian="Roboto1" style:font-size-asian="13pt" style:font-name-complex="Roboto1" style:font-size-complex="13pt" fo:background-color="#ffffff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Write about anything that you enjoy doing other than work.</text:span>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76" meta:character-count="944" meta:non-whitespace-character-count="768"/>
    <meta:generator>LibreOfficeDev/6.0.5.2$Linux_X86_64 LibreOffice_project/</meta:generator>
  </office:meta>
</office:document-meta>
</file>